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aeb3" officeooo:paragraph-rsid="0006aeb3"/>
    </style:style>
    <style:style style:name="P2" style:family="paragraph" style:parent-style-name="Text_20_body">
      <style:text-properties fo:font-weight="bold" officeooo:rsid="0006aeb3" officeooo:paragraph-rsid="0006aeb3" style:font-weight-asian="bold" style:font-weight-complex="bold"/>
    </style:style>
    <style:style style:name="P3" style:family="paragraph" style:parent-style-name="Text_20_body">
      <style:text-properties fo:font-weight="bold" officeooo:rsid="0008460b" officeooo:paragraph-rsid="0008460b" style:font-weight-asian="bold" style:font-weight-complex="bold"/>
    </style:style>
    <style:style style:name="P4" style:family="paragraph" style:parent-style-name="Text_20_body">
      <style:text-properties fo:font-weight="bold" officeooo:rsid="0008dfa7" officeooo:paragraph-rsid="0008dfa7" style:font-weight-asian="bold" style:font-weight-complex="bold"/>
    </style:style>
    <style:style style:name="P5" style:family="paragraph" style:parent-style-name="Text_20_body">
      <style:text-properties officeooo:rsid="0008460b" officeooo:paragraph-rsid="0008460b"/>
    </style:style>
    <style:style style:name="P6" style:family="paragraph" style:parent-style-name="Text_20_body">
      <style:text-properties officeooo:rsid="0008dfa7" officeooo:paragraph-rsid="0008dfa7"/>
    </style:style>
    <style:style style:name="P7" style:family="paragraph" style:parent-style-name="Text_20_body">
      <style:text-properties officeooo:rsid="00093294" officeooo:paragraph-rsid="00093294"/>
    </style:style>
    <style:style style:name="P8" style:family="paragraph" style:parent-style-name="Text_20_body" style:list-style-name="L1">
      <style:text-properties officeooo:rsid="00093294" officeooo:paragraph-rsid="00093294"/>
    </style:style>
    <style:style style:name="P9" style:family="paragraph" style:parent-style-name="Text_20_body">
      <style:text-properties officeooo:rsid="000a3879" officeooo:paragraph-rsid="000a3879"/>
    </style:style>
    <style:style style:name="P10" style:family="paragraph" style:parent-style-name="Subtitle">
      <style:paragraph-properties fo:break-before="page"/>
    </style:style>
    <style:style style:name="P11" style:family="paragraph" style:parent-style-name="Table_20_Contents">
      <style:text-properties officeooo:rsid="00093294" officeooo:paragraph-rsid="00093294"/>
    </style:style>
    <style:style style:name="T1" style:family="text">
      <style:text-properties officeooo:rsid="000501dd"/>
    </style:style>
    <style:style style:name="T2" style:family="text">
      <style:text-properties officeooo:rsid="0008460b"/>
    </style:style>
    <style:style style:name="T3" style:family="text">
      <style:text-properties fo:font-weight="bold" style:font-weight-asian="bold" style:font-weight-complex="bold"/>
    </style:style>
    <style:style style:name="T4" style:family="text">
      <style:text-properties fo:font-weight="bold" officeooo:rsid="00093294" style:font-weight-asian="bold" style:font-weight-complex="bold"/>
    </style:style>
    <style:style style:name="T5" style:family="text">
      <style:text-properties fo:font-weight="bold" officeooo:rsid="000beed9"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93294" style:font-weight-asian="normal" style:font-weight-complex="normal"/>
    </style:style>
    <style:style style:name="T8" style:family="text">
      <style:text-properties fo:font-weight="normal" officeooo:rsid="000beed9" style:font-weight-asian="normal" style:font-weight-complex="normal"/>
    </style:style>
    <style:style style:name="T9" style:family="text">
      <style:text-properties officeooo:rsid="000bee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eu <text:span text:style-name="T1">Zombies Murderers</text:span></text:p>
      <text:p text:style-name="Text_20_body"/>
      <text:p text:style-name="Subtitle">Gameplay 3 phases :</text:p>
      <text:h text:style-name="Heading_20_1" text:outline-level="1">Phase 1 : Histoire en mode BD</text:h>
      <text:p text:style-name="Text_20_body"/>
      <text:p text:style-name="P1"><text:span text:style-name="T3">L’histoire est racontée au travers de vignette de bande dessiné</text:span>, avec un bouton à survoler pour passer d’une vignette à <text:span text:style-name="T2">l’autre, il : s’agira d’images projetées en 2D dans l’univers 3D lié à la VR.</text:span></text:p>
      <text:p text:style-name="P2"><text:span text:style-name="T2">Ébauche</text:span> d’histoire :</text:p>
      <text:p text:style-name="P1">Des scientifiques cherchant à faire <text:span text:style-name="T2">disparaître</text:span> la mort, ont mis au jour "la source du mal" qui transforme le vivant en mort-vivant et qui a pour but de détruire la vie.</text:p>
      <text:p text:style-name="P2">Ensuite les éléments de BD <text:span text:style-name="T2">seront placé dans l’inventaire pour une lecture ultérieur.</text:span></text:p>
      <text:p text:style-name="P1"><text:s/></text:p>
      <text:h text:style-name="Heading_20_1" text:outline-level="1">Phase 2 : Mode 3D VR</text:h>
      <text:p text:style-name="P3">En deux parties le jour et la nuit :</text:p>
      <text:p text:style-name="P5">Il y a le joueur, et ceux qui au départ sont <text:span text:style-name="T3">humain le jour et zombie la nuit</text:span>.</text:p>
      <text:p text:style-name="P5"><text:span text:style-name="T3">La nuit les zombies viennent sur </text:span><text:span text:style-name="T5">le joueur</text:span>, pour <text:span text:style-name="T9">le transformer</text:span> <text:span text:style-name="T9">en zombie </text:span>(là on perd) et il faut détruire leur part de zombitude (néologisme nul mais j’ai pas mieux).</text:p>
      <text:p text:style-name="P5">Chaque personnage <text:span text:style-name="T9">a</text:span> <text:span text:style-name="T9">1</text:span>00 % d’existence et est à x % d’humanité et y % de zombification, sachant que dans tout les cas x+y = 100 %.</text:p>
      <text:p text:style-name="P3">Le but ultime est de faire que chaque personnage redevienne humain à 100 %.</text:p>
      <text:p text:style-name="P5">Il faut donc en plus des personnages de zombies actuels des personnages humains ressemblant <text:span text:style-name="T9">aux zombies. Qui au passage Jour/Nuit ou Nuit/Jour passe de l’un à l’autre</text:span>.</text:p>
      <text:p text:style-name="P5">Si un personnage devient à 100 % zombie il est définitivement perdu, et ne peut plus qu’être « tué ».</text:p>
      <text:p text:style-name="P5"><text:span text:style-name="T3">Dans la phase 2 on peut ramasser des plantes, des pack de soin, </text:span><text:span text:style-name="T5">etc. (en plus des armes)</text:span><text:span text:style-name="T3">, pour rendre plus humain</text:span> les autres personnages <text:span text:style-name="T9">ou </text:span><text:span text:style-name="T5">pouvoir acquérir plus de compétences</text:span>.</text:p>
      <text:p text:style-name="P5">Du coup pour finir un niveau il faut faire qu’il n’y est plus de zombie du tout, et le niveau de réussite se mesure en humains sauvés et plus en nombre de zombies tués.</text:p>
      <text:p text:style-name="P5"/>
      <text:h text:style-name="Heading_20_1" text:outline-level="1"><text:soft-page-break/>Phase 3 : Mode Inventaire / Arborescence des compétences</text:h>
      <text:p text:style-name="P6"/>
      <text:p text:style-name="P6">Dans ce mode là on voit des sous menus comme dans le menu d’accueil du jeu actuel.</text:p>
      <text:p text:style-name="P6">Avec <text:span text:style-name="T3">d’un côté l’inventaire avec le sac à dos</text:span> les poches etc. et surtout les objets ramassés en phase 2 et <text:span text:style-name="T3">de l’autre côté une arborescence des compétences </text:span><text:span text:style-name="T4">acquises.</text:span></text:p>
      <text:p text:style-name="P6">Les objets ramassés permettent de débloqué de nouvelles compétences, comme redonner 10 % d’humanité à un personnage, <text:span text:style-name="T9">construire un abris pour les humains</text:span>.</text:p>
      <text:p text:style-name="P6"/>
      <text:p text:style-name="P4">Le passage en mode 3, met en pause le mode 2.</text:p>
      <text:p text:style-name="P6"/>
      <text:p text:style-name="P6">Les compétences sont séparés en 3 catégories :</text:p>
      <text:p text:style-name="P6"><text:span text:style-name="T3">1-Mieux combattre</text:span>, armures, meilleurs armes, <text:span text:style-name="T9">augmentation de la </text:span>vitesse <text:span text:style-name="T9">de déplacement</text:span>.</text:p>
      <text:p text:style-name="P6"><text:span text:style-name="T3">2-Mieux soigner</text:span> les demi-humains.</text:p>
      <text:p text:style-name="P4">3-Construire de meilleurs abris<text:span text:style-name="T6"> pour protéger les humains sauvés des zombies notamment la nuit.</text:span></text:p>
      <text:p text:style-name="P4"><text:span text:style-name="T6"/></text:p>
      <text:p text:style-name="P4"><text:span text:style-name="T6">La compétence la plus difficile à avoir c’est de sauver complètement un humain et de l’immuniser contre les zombies, compétence qui s’utilise qu’une fois à la fois et qui est très gourmande en ressources acquise en phase 2.</text:span></text:p>
      <text:p text:style-name="P4"><text:span text:style-name="T6">Les </text:span><text:span text:style-name="T8">100 % humain</text:span><text:span text:style-name="T6"> peuvent nous venir en aide, </text:span><text:span text:style-name="T8">comme soigner ce encore à moitié en zombie le jour (alors en forme humaine)</text:span><text:span text:style-name="T6">.</text:span></text:p>
      <text:p text:style-name="P4"><text:span text:style-name="T6"/></text:p>
      <text:p text:style-name="P4"><text:span text:style-name="T6">Par ailleurs, les </text:span><text:span text:style-name="T7">humains sauvés et immunisés peuvent venir combattre avec le joueur.</text:span></text:p>
      <text:p text:style-name="P4"><text:span text:style-name="T7"/></text:p>
      <text:p text:style-name="Subtitle"><text:span text:style-name="T7"/></text:p>
      <text:p text:style-name="P10"><text:span text:style-name="T7">Q</text:span><text:span text:style-name="T6">uelques principes du jeu</text:span></text:p>
      <text:p text:style-name="Text_20_body"><text:span text:style-name="T6"/></text:p>
      <text:p text:style-name="P7"><text:span text:style-name="T6">Imaginons 3 personnages :</text:span></text:p>
      <text:list xml:id="list1608621772" text:style-name="L1">
        <text:list-item>
          <text:p text:style-name="P8"><text:span text:style-name="T6">le 1 : 10 % humain 90% zombie</text:span></text:p>
        </text:list-item>
        <text:list-item>
          <text:p text:style-name="P8"><text:span text:style-name="T6">le 2 : 0 % humain 100 % zombie</text:span></text:p>
        </text:list-item>
        <text:list-item>
          <text:p text:style-name="P8"><text:span text:style-name="T6">le 3 : 100 % humain 0%zombie</text:span></text:p>
        </text:list-item>
      </text:list>
      <table:table table:name="Tableau1" table:style-name="Tableau1">
        <table:table-column table:style-name="Tableau1.A" table:number-columns-repeated="3"/>
        <table:table-row>
          <table:table-cell table:style-name="Tableau1.A1" office:value-type="string">
            <text:p text:style-name="P11">Type de personnage</text:p>
          </table:table-cell>
          <table:table-cell table:style-name="Tableau1.A1" office:value-type="string">
            <text:p text:style-name="P11">Jour</text:p>
          </table:table-cell>
          <table:table-cell table:style-name="Tableau1.C1" office:value-type="string">
            <text:p text:style-name="P11">Nuit</text:p>
          </table:table-cell>
        </table:table-row>
        <table:table-row>
          <table:table-cell table:style-name="Tableau1.A2" office:value-type="string">
            <text:p text:style-name="P11">Humain</text:p>
          </table:table-cell>
          <table:table-cell table:style-name="Tableau1.A2" office:value-type="string">
            <text:p text:style-name="P11">1 et 3</text:p>
          </table:table-cell>
          <table:table-cell table:style-name="Tableau1.C2" office:value-type="string">
            <text:p text:style-name="P11">3</text:p>
          </table:table-cell>
        </table:table-row>
        <table:table-row>
          <table:table-cell table:style-name="Tableau1.A2" office:value-type="string">
            <text:p text:style-name="P11">Zombie</text:p>
          </table:table-cell>
          <table:table-cell table:style-name="Tableau1.A2" office:value-type="string">
            <text:p text:style-name="P11">2</text:p>
          </table:table-cell>
          <table:table-cell table:style-name="Tableau1.C2" office:value-type="string">
            <text:p text:style-name="P11">1 et 2</text:p>
          </table:table-cell>
        </table:table-row>
      </table:table>
      <text:p text:style-name="P7"><text:span text:style-name="T6"/></text:p>
      <text:p text:style-name="P7"><text:span text:style-name="T6">L’utilisation téléphone pour le jeu limite les grandes cartes </text:span><text:span text:style-name="T8">et objets complexes</text:span><text:span text:style-name="T6">.</text:span></text:p>
      <text:p text:style-name="P7"><text:span text:style-name="T6">Il faut des scènes plutôt petites avec pas trop d’objet 3D trop qui pourraient ralentir les téléphones et augmenter le lag.</text:span></text:p>
      <text:p text:style-name="P7"><text:span text:style-name="T6">Du coup il faut subdiviser les niveaux en de plus petites scènes avec des passages d’une scène à l’autre </text:span><text:span text:style-name="T8">en gardant les données.</text:span></text:p>
      <text:p text:style-name="P9"><text:span text:style-name="T6">Le jour les 100 % zombies se cache de la lumière, reste dans des abris, </text:span><text:span text:style-name="T8">mais peuvent être tués</text:span><text:span text:style-name="T6">.</text:span></text:p>
      <text:p text:style-name="P9"><text:span text:style-name="T6">Les humains non immunisé peuvent redevenir en partie zombie au contact de zombie, il faut donc construire des abris </text:span><text:span text:style-name="T8">pour la nuit</text:span><text:span text:style-name="T6">.</text:span></text:p>
      <text:p text:style-name="P9"><text:span text:style-name="T6">La nuit tirer sur un demi-zombies baisse sa zombititude et augmente son humanité.</text:span></text:p>
      <text:p text:style-name="P9"><text:span text:style-name="T6">Un niveau se termine quand les 100 % Zombies sont morts <text:s/>et que tout les autres personnages sont 100 % humains.</text:span></text:p>
      <text:p text:style-name="P9"><text:span text:style-name="T6"/></text:p>
      <text:p text:style-name="P9"><text:span text:style-name="T6">En final, j’</text:span><text:span text:style-name="T8">envisage</text:span><text:span text:style-name="T6"> la possibilité de détruire la « source du mal » représentée par une grosse sphère de couleur bleu. Qui demanderait une trentaine de coup de feu et qui aurait une dizaine de zombies autour pour la protég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20:44:16.608000000</meta:creation-date>
    <dc:date>2018-01-12T23:01:05.122000000</dc:date>
    <meta:editing-duration>PT2M45S</meta:editing-duration>
    <meta:editing-cycles>1</meta:editing-cycles>
    <meta:generator>LibreOffice/5.4.3.2$Windows_X86_64 LibreOffice_project/92a7159f7e4af62137622921e809f8546db437e5</meta:generator>
    <meta:document-statistic meta:table-count="1" meta:image-count="0" meta:object-count="0" meta:page-count="3" meta:paragraph-count="52" meta:word-count="733" meta:character-count="4018" meta:non-whitespace-character-count="3337"/>
  </office:meta>
</office:document-meta>
</file>